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6cm" fo:margin-left="0cm" fo:margin-right="-0.007cm" table:align="margins"/>
    </style:style>
    <style:style style:name="Table1.A" style:family="table-column">
      <style:table-column-properties style:column-width="3.822cm" style:rel-column-width="14730*"/>
    </style:style>
    <style:style style:name="Table1.B" style:family="table-column">
      <style:table-column-properties style:column-width="13.183cm" style:rel-column-width="50805*"/>
    </style:style>
    <style:style style:name="Tab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le1.B1" style:family="table-cell">
      <style:table-cell-properties style:border-line-width="0.002cm 0.088cm 0.002cm" fo:padding="0.097cm" fo:border="0.092cm double #000000"/>
    </style:style>
    <style:style style:name="Table1.A2" style:family="table-cell">
      <style:table-cell-properties style:border-line-width-left="0.002cm 0.088cm 0.002cm" style:border-line-width-bottom="0.002cm 0.088cm 0.002cm" fo:padding="0.097cm" fo:border-left="0.092cm double #000000" fo:border-right="none" fo:border-top="none" fo:border-bottom="0.092cm double #000000"/>
    </style:style>
    <style:style style:name="Table1.B2" style:family="table-cell">
      <style:table-cell-properties style:border-line-width-left="0.002cm 0.088cm 0.002cm" style:border-line-width-right="0.002cm 0.088cm 0.002cm" style:border-line-width-bottom="0.002cm 0.088cm 0.002cm" fo:padding="0.097cm" fo:border-left="0.092cm double #000000" fo:border-right="0.092cm double #000000" fo:border-top="none" fo:border-bottom="0.092cm double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style:border-line-width="0.002cm 0.088cm 0.002cm" fo:padding="0.097cm" fo:border="0.092cm double #000000"/>
    </style:style>
    <style:style style:name="P1" style:family="paragraph" style:parent-style-name="Table_20_Contents">
      <style:text-properties style:font-name="Verdana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margin-left="1.251cm" fo:margin-right="0cm" fo:text-indent="0cm" style:auto-text-indent="false"/>
      <style:text-properties style:font-name="Verdana"/>
    </style:style>
    <style:style style:name="P4" style:family="paragraph" style:parent-style-name="Standard" style:list-style-name="L1"/>
    <style:style style:name="P5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ódulo</text:p>
          </table:table-cell>
          <table:table-cell table:style-name="Table1.B1" office:value-type="string">
            <text:p text:style-name="P3">Servidores Web e acesso à Internet</text:p>
          </table:table-cell>
        </table:table-row>
        <table:table-row>
          <table:table-cell table:style-name="Table1.A2" office:value-type="string">
            <text:p text:style-name="P1">Local</text:p>
          </table:table-cell>
          <table:table-cell table:style-name="Table1.B2" office:value-type="string">
            <text:p text:style-name="P3">ACISCP - Peniche</text:p>
          </table:table-cell>
        </table:table-row>
        <table:table-row>
          <table:table-cell table:style-name="Table1.A2" office:value-type="string">
            <text:p text:style-name="P1">Formador</text:p>
          </table:table-cell>
          <table:table-cell table:style-name="Table1.B2" office:value-type="string">
            <text:p text:style-name="P3">Sérgio Lopes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Projecto final: Desenvolvimento e instalação de um Site empresarial</text:p>
          </table:table-cell>
        </table:table-row>
      </table:table>
      <text:p text:style-name="Standard"/>
      <text:p text:style-name="Standard"/>
      <text:h text:style-name="Heading_20_1" text:outline-level="1">Objectivos</text:h>
      <text:p text:style-name="Text_20_body">Desenvolver, através dos vários elementos vistos ao longo da formação (Sites, redes sociais, e-mail, etc) a identidade, na Internet, de uma empresa.</text:p>
      <text:p text:style-name="Text_20_body"/>
      <text:list xml:id="list197822959" text:style-name="L2">
        <text:list-item>
          <text:p text:style-name="P5">Começe por definir o objectivo da empresa, nome, cores a usar, etc. Escolha de entre os temas Hotelaria, Restauração e Agencias de Viagens;</text:p>
        </text:list-item>
        <text:list-item>
          <text:p text:style-name="P5">Inície o desenvolvimento do site da empresa. O site deverá conter, no mínimo, uma página de início, uma página com a descrição da empresa, uma página com os contactos da empresa e uma página com lista de produtos;</text:p>
        </text:list-item>
        <text:list-item>
          <text:p text:style-name="P5"><text:s/>Crie a(s) conta(s) de e-mail para a empresa, tendo o cuidado de usar a palavra “ficticio” em conjunto com o(s) nome(s) que determinado(s);</text:p>
        </text:list-item>
        <text:list-item>
          <text:p text:style-name="P5">Crie as contas nas redes sociais twitter e facebook, que serão usados pela empresa;</text:p>
        </text:list-item>
        <text:list-item>
          <text:p text:style-name="P5">Actualize os dados do site que desenvolvou, se necessário, para conter os dados das contas criadas nas redes sociais indicadas;</text:p>
        </text:list-item>
        <text:list-item>
          <text:p text:style-name="P5">Coloque o site, através de FPT no serviço de alojamento (os dados de acesso serão fornecidos);</text:p>
        </text:list-item>
        <text:list-item>
          <text:p text:style-name="P5">Teste a utilização do site e dos diversos mecanismos criados (e-mail, twitter, etc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7:37:43</meta:creation-date>
    <dc:date>2009-12-03T17:39:58</dc:date>
    <meta:editing-duration>PT00H36M12S</meta:editing-duration>
    <meta:editing-cycles>2</meta:editing-cycles>
    <meta:generator>OpenOffice.org/3.1$Unix OpenOffice.org_project/310m19$Build-9420</meta:generator>
    <meta:document-statistic meta:table-count="2" meta:image-count="0" meta:object-count="0" meta:page-count="1" meta:paragraph-count="16" meta:word-count="201" meta:character-count="1199"/>
  </office:meta>
</office:document-meta>
</file>